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50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wrap-option="wrap" style:vertical-align="botto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table table:name="Quicktour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Benchmark:</text:p>
          </table:table-cell>
          <table:table-cell office:value-type="string">
            <text:p>Quicktour</text:p>
          </table:table-cell>
          <table:table-cell table:number-columns-repeated="6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office:value-type="string">
            <text:p>Quicktour benchmark, create, query and delete objects with one-level inheritance, one-to-many and many-to-many relations with referential integrity check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9"/>
          <table:table-cell table:style-name="ce13" table:number-columns-repeated="5"/>
          <table:table-cell table:style-name="ce5" table:number-columns-repeated="18"/>
          <table:table-cell table:number-columns-repeated="224"/>
        </table:table-row>
        <table:table-row table:style-name="ro3">
          <table:table-cell office:value-type="string">
            <text:p>host</text:p>
          </table:table-cell>
          <table:table-cell table:style-name="ce6" office:value-type="string">
            <text:p>semnoz</text:p>
          </table:table-cell>
          <table:table-cell table:number-columns-repeated="6"/>
          <table:table-cell table:style-name="ce10" table:number-columns-repeated="5"/>
          <table:table-cell table:style-name="ce14" table:number-columns-repeated="19"/>
          <table:table-cell table:style-name="ce16" table:number-columns-repeated="224"/>
        </table:table-row>
        <table:table-row table:style-name="ro3">
          <table:table-cell office:value-type="string">
            <text:p>cpu</text:p>
          </table:table-cell>
          <table:table-cell table:style-name="ce6" office:value-type="string">
            <text:p>Intel(R) Core(TM)2 CPU <text:s text:c="9"/>6320 <text:s/>@ 1.86GHz</text:p>
          </table:table-cell>
          <table:table-cell table:number-columns-repeated="6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office:value-type="string">
            <text:p>uptime</text:p>
          </table:table-cell>
          <table:table-cell table:style-name="ce6" office:value-type="string">
            <text:p><text:s/>12:24:23 up <text:s/>2:47, <text:s/>1 user, <text:s/>load average: 0.63, 1.58, 1.19</text:p>
          </table:table-cell>
          <table:table-cell table:number-columns-repeated="6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office:value-type="string">
            <text:p>java</text:p>
          </table:table-cell>
          <table:table-cell table:style-name="ce6" office:value-type="string">
            <text:p>Sun Microsystems Inc. Java HotSpot(TM) Server VM 1.6.0_03-b05</text:p>
          </table:table-cell>
          <table:table-cell table:number-columns-repeated="6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office:value-type="string">
            <text:p>date</text:p>
          </table:table-cell>
          <table:table-cell table:style-name="ce7" office:value-type="date" office:date-value="2009-01-23T12:24:23">
            <text:p>23/01/09 12:24</text:p>
          </table:table-cell>
          <table:table-cell table:number-columns-repeated="6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office:value-type="string">
            <text:p>memory</text:p>
          </table:table-cell>
          <table:table-cell table:style-name="ce6" office:value-type="string">
            <text:p>2019 MB</text:p>
          </table:table-cell>
          <table:table-cell table:number-columns-repeated="6"/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3">
          <table:table-cell table:style-name="ce1" office:value-type="string">
            <text:p>EyeDB Java implementation using collections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3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8" office:value-type="float" office:value="3761">
            <text:p>376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275">
            <text:p>275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float" office:value="34119">
            <text:p>3411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2496">
            <text:p>2496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3">
          <table:table-cell table:style-name="ce1" office:value-type="string">
            <text:p>EyeDB Java implementation using referential integrity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3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9"/>
          <table:table-cell table:style-name="ce13" table:number-columns-repeated="5"/>
          <table:table-cell table:style-name="ce5" table:number-columns-repeated="18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8" office:value-type="float" office:value="1622">
            <text:p>1622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269">
            <text:p>269</text:p>
          </table:table-cell>
          <table:table-cell table:style-name="ce11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float" office:value="11346">
            <text:p>113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815">
            <text:p>815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table:style-name="ce1" office:value-type="string">
            <text:p>db4o implementation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061">
            <text:p>1061</text:p>
          </table:table-cell>
          <table:table-cell table:style-name="ce8" office:value-type="float" office:value="442">
            <text:p>442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float" office:value="907">
            <text:p>907</text:p>
          </table:table-cell>
          <table:table-cell table:style-name="ce8" office:value-type="float" office:value="611">
            <text:p>611</text:p>
          </table:table-cell>
          <table:table-cell table:style-name="ce8" office:value-type="float" office:value="397">
            <text:p>397</text:p>
          </table:table-cell>
          <table:table-cell table:style-name="ce9"/>
          <table:table-cell table:style-name="ce13" table:number-columns-repeated="5"/>
          <table:table-cell table:style-name="ce5" table:number-columns-repeated="18"/>
          <table:table-cell table:number-columns-repeated="224"/>
        </table:table-row>
        <table:table-row table:style-name="ro2">
          <table:table-cell table:number-columns-repeated="8"/>
          <table:table-cell table:style-name="ce12" table:number-columns-repeated="5"/>
          <table:table-cell table:style-name="ce15" table:number-columns-repeated="19"/>
          <table:table-cell table:style-name="ce17" table:number-columns-repeated="224"/>
        </table:table-row>
        <table:table-row table:style-name="ro3">
          <table:table-cell table:style-name="ce1" office:value-type="string">
            <text:p>Hibernate Java implementation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565">
            <text:p>565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float" office:value="5220">
            <text:p>5220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1794">
            <text:p>1794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3">
          <table:table-cell table:style-name="ce1" office:value-type="string">
            <text:p>EyeDB C++ implementation using collections</text:p>
          </table:table-cell>
          <table:table-cell table:number-columns-repeated="7"/>
          <table:table-cell table:style-name="ce9"/>
          <table:table-cell table:style-name="ce5" table:number-columns-repeated="23"/>
          <table:table-cell table:number-columns-repeated="224"/>
        </table:table-row>
        <table:table-row table:style-name="ro3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11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8" office:value-type="float" office:value="3173">
            <text:p>3173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510">
            <text:p>510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float" office:value="20237">
            <text:p>20237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003">
            <text:p>2003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table:style-name="ce1" office:value-type="string">
            <text:p>EyeDB C++ implementation using referential integrity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8" office:value-type="float" office:value="15273">
            <text:p>15273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417">
            <text:p>417</text:p>
          </table:table-cell>
          <table:table-cell table:style-name="ce9"/>
          <table:table-cell table:style-name="ce5" table:number-columns-repeated="23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float" office:value="172893">
            <text:p>172893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411">
            <text:p>411</text:p>
          </table:table-cell>
          <table:table-cell table:style-name="ce11" table:number-columns-repeated="5"/>
          <table:table-cell table:style-name="ce5" table:number-columns-repeated="19"/>
          <table:table-cell table:number-columns-repeated="224"/>
        </table:table-row>
        <table:table-row table:style-name="ro2" table:number-rows-repeated="4">
          <table:table-cell table:style-name="ce4" table:number-columns-repeated="7"/>
          <table:table-cell table:style-name="ce5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 table:number-rows-repeated="44">
          <table:table-cell table:style-name="ce5" table:number-columns-repeated="32"/>
          <table:table-cell table:number-columns-repeated="224"/>
        </table:table-row>
        <table:table-row table:style-name="ro2" table:number-rows-repeated="8">
          <table:table-cell table:style-name="ce5"/>
          <table:table-cell table:number-columns-repeated="255"/>
        </table:table-row>
        <table:table-row table:style-name="ro2" table:number-rows-repeated="6544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yeDB_java" table:base-cell-address="$Quicktour.$J$21" table:cell-range-address="$Quicktour.$A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2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9-01-23T12:50:42</dc:date>
    <meta:editing-cycles>174</meta:editing-cycles>
    <meta:editing-duration>P1DT6H15M53S</meta:editing-duration>
    <meta:user-defined meta:name="Info 1"/>
    <meta:user-defined meta:name="Info 2"/>
    <meta:user-defined meta:name="Info 3"/>
    <meta:user-defined meta:name="Info 4"/>
    <meta:document-statistic meta:table-count="1" meta:cell-count="165"/>
  </office:meta>
</office:document-meta>
</file>